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229301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1">
      <style:text-properties officeooo:rsid="001730dd" officeooo:paragraph-rsid="001730dd"/>
    </style:style>
    <style:style style:name="P10" style:family="paragraph" style:parent-style-name="Table_20_Contents">
      <style:text-properties officeooo:rsid="001a8d5b" officeooo:paragraph-rsid="002585c4"/>
    </style:style>
    <style:style style:name="P11" style:family="paragraph" style:parent-style-name="Azione_20_sistema">
      <style:text-properties officeooo:rsid="001730dd" officeooo:paragraph-rsid="001730dd"/>
    </style:style>
    <style:style style:name="P12" style:family="paragraph" style:parent-style-name="Azione_20_sistema">
      <style:text-properties officeooo:paragraph-rsid="00192e25"/>
    </style:style>
    <style:style style:name="P13" style:family="paragraph" style:parent-style-name="Azione_20_sistema">
      <style:text-properties officeooo:rsid="00192e25" officeooo:paragraph-rsid="00192e25"/>
    </style:style>
    <style:style style:name="P14" style:family="paragraph" style:parent-style-name="Azione_20_attore">
      <style:text-properties officeooo:rsid="001730dd" officeooo:paragraph-rsid="001730dd"/>
    </style:style>
    <style:style style:name="P15" style:family="paragraph" style:parent-style-name="Azione_20_attore">
      <style:text-properties officeooo:rsid="00192e25" officeooo:paragraph-rsid="00192e25"/>
    </style:style>
    <style:style style:name="P16" style:family="paragraph" style:parent-style-name="Azione_20_attore">
      <style:paragraph-properties fo:margin-left="0.296cm" fo:margin-right="0.007cm" fo:text-indent="-0.263cm" style:auto-text-indent="false">
        <style:tab-stops/>
      </style:paragraph-properties>
      <style:text-properties officeooo:paragraph-rsid="002585c4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7370" style:font-weight-asian="bold" style:font-weight-complex="bold"/>
    </style:style>
    <style:style style:name="T7" style:family="text">
      <style:text-properties officeooo:rsid="00229301"/>
    </style:style>
    <style:style style:name="T8" style:family="text">
      <style:text-properties officeooo:rsid="00236f58"/>
    </style:style>
    <style:style style:name="T9" style:family="text">
      <style:text-properties officeooo:rsid="002585c4"/>
    </style:style>
    <style:style style:name="T10" style:family="text">
      <style:text-properties officeooo:rsid="002756a9"/>
    </style:style>
    <style:style style:name="T11" style:family="text">
      <style:text-properties officeooo:rsid="00287370"/>
    </style:style>
    <style:style style:name="T12" style:family="text">
      <style:text-properties fo:font-weight="normal" officeooo:rsid="00287370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10">Modifica </text:span><text:span text:style-name="T9">degli int</text:span><text:span text:style-name="T10">e</text:span><text:span text:style-name="T9">rvalli del bando e/</text:span><text:span text:style-name="T10">o</text:span><text:span text:style-name="T9"> della rinu</text:span><text:span text:style-name="T10">n</text:span><text:span text:style-name="T9">cia e/</text:span><text:span text:style-name="T10">o</text:span><text:span text:style-name="T9"> dei posti disponibil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9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Personale </text:span><text:span text:style-name="T9">Amministrativo </text:span><text:span text:style-name="T6">AND </text:span><text:span text:style-name="T12">le specifiche devono essere già state inseri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916149562" text:style-name="Numerazione_20_UC">
              <text:list-item text:start-value="1">
                <text:p text:style-name="P14">L'utente accede alla sezione relativa a<text:span text:style-name="T9">lle specifiche bando</text:span>.</text:p>
                <text:p text:style-name="P11"/>
              </text:list-item>
              <text:list-item>
                <text:p text:style-name="P11">Il sistema mostra l'interfaccia <text:span text:style-name="T9">alle specifiche bando.</text:span></text:p>
                <text:p text:style-name="P14"/>
              </text:list-item>
              <text:list-item>
                <text:p text:style-name="P16"><text:span text:style-name="T1">L'utente </text:span><text:span text:style-name="T10">uno o più dei seguenti campi inserendo </text:span><text:span text:style-name="T9"><text:s/>:nel campo inizio bando una data,nel campo fine bando una data, nel</text:span><text:span text:style-name="T1"> </text:span><text:span text:style-name="T9">campo inizio rinuncia una data, nel campo fine rinuncia una data, nel campo posti un numero.L'utente sottomette i dati.</text:span></text:p>
                <text:p text:style-name="P11"/>
              </text:list-item>
              <text:list-item>
                <text:p text:style-name="P12"><text:span text:style-name="T1">Il sistema </text:span><text:span text:style-name="T9">controlla i dati inseriti,</text:span><text:span text:style-name="T2"> mostra all'utente </text:span><text:span text:style-name="T3">un messaggio di conferma dell'operazione</text:span><text:span text:style-name="T2">.</text:span></text:p>
                <text:p text:style-name="P15"/>
              </text:list-item>
              <text:list-item>
                <text:p text:style-name="P15">L'utente <text:span text:style-name="T3">dà al sistema ulteriore conferma dell'operazione</text:span>.</text:p>
                <text:p text:style-name="P13"/>
              </text:list-item>
              <text:list-item>
                <text:p text:style-name="P13">Il sistema <text:span text:style-name="T7">esegue l'operazione e dà notifica di avvenut</text:span><text:span text:style-name="T10">a modifica </text:span><text:span text:style-name="T9">de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7">dati sono stati aggiornati all'interno del sistema</text:span><text:span text:style-name="T4"> </text:span><text:span text:style-name="T5">OR</text:span> <text:span text:style-name="T8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13632316412" text:style-name="L1">
              <text:list-item>
                <text:p text:style-name="P9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  <text:p text:style-name="P8">UC_A_<text:span text:style-name="T11">50</text:span><text:span text:style-name="T9"> </text:span><text:span text:style-name="T10">modifiche</text:span><text:span text:style-name="T9"> specifiche b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32M23S</meta:editing-duration>
    <meta:editing-cycles>13</meta:editing-cycles>
    <meta:generator>LibreOffice/3.6$MacOSX_x86 LibreOffice_project/da8c1e6-fd468f4-454e206-f42a4a9-143cfd</meta:generator>
    <dc:date>2012-10-23T12:17:28</dc:date>
    <meta:document-statistic meta:table-count="1" meta:image-count="0" meta:object-count="0" meta:page-count="1" meta:paragraph-count="22" meta:word-count="202" meta:character-count="1346" meta:non-whitespace-character-count="1171"/>
  </office:meta>
</office:document-meta>
</file>